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4277" officeooo:paragraph-rsid="0010427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#include &lt;string.h&gt;</text:p>
      <text:p text:style-name="Standard"/>
      <text:p text:style-name="Standard">struct P{</text:p>
      <text:p text:style-name="Standard"><text:s text:c="4"/>char name[50];</text:p>
      <text:p text:style-name="Standard"><text:s text:c="4"/>int citNo;</text:p>
      <text:p text:style-name="Standard"><text:s text:c="4"/>float sal;</text:p>
      <text:p text:style-name="Standard">}P1;</text:p>
      <text:p text:style-name="Standard"/>
      <text:p text:style-name="Standard">int main ()</text:p>
      <text:p text:style-name="Standard"/>
      <text:p text:style-name="Standard">{</text:p>
      <text:p text:style-name="Standard"/>
      <text:p text:style-name="Standard"><text:s text:c="4"/>strcpy (P1.name,"George Orwell");</text:p>
      <text:p text:style-name="Standard"><text:s text:c="4"/>P1.citNo = 1999;</text:p>
      <text:p text:style-name="Standard"><text:s text:c="4"/>P1.sal <text:s text:c="2"/>= 60000;</text:p>
      <text:p text:style-name="Standard"><text:s text:c="4"/></text:p>
      <text:p text:style-name="Standard"><text:s text:c="4"/>printf ("person name : %s\n",P1.name);</text:p>
      <text:p text:style-name="Standard"><text:s text:c="4"/>printf ("Person city : %d\n",P1.citNo);</text:p>
      <text:p text:style-name="Standard"><text:s text:c="4"/>printf ("Person sal : %.2f\n",P1.sal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Output <text:s/>: <text:s/></text:p>
      <text:p text:style-name="P1"/>
      <text:p text:style-name="P1"/>
      <text:p text:style-name="P1"/>
      <text:p text:style-name="P1"/>
      <text:p text:style-name="P1">person name : George Orwell</text:p>
      <text:p text:style-name="P1">Person city : 1999</text:p>
      <text:p text:style-name="P1">Person sal : 60000.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2:34:06.496954655</meta:creation-date>
    <dc:date>2022-10-17T12:36:34.140661661</dc:date>
    <meta:editing-duration>PT2M28S</meta:editing-duration>
    <meta:editing-cycles>1</meta:editing-cycles>
    <meta:document-statistic meta:table-count="0" meta:image-count="0" meta:object-count="0" meta:page-count="1" meta:paragraph-count="21" meta:word-count="57" meta:character-count="395" meta:non-whitespace-character-count="313"/>
    <meta:generator>LibreOffice/6.4.7.2$Linux_X86_64 LibreOffice_project/40$Build-2</meta:generator>
  </office:meta>
</office:document-meta>
</file>